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dc2300"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</text:p>
      <text:p text:style-name="P2"/>
      <text:p text:style-name="P2">Responsabilities:</text:p>
      <text:p text:style-name="P2"/>
      <text:p text:style-name="P3">-Knows its title.</text:p>
      <text:p text:style-name="P3">-Knows its author name.</text:p>
      <text:p text:style-name="P3">-Knows its edition year.</text:p>
      <text:p text:style-name="P3">-Knows if it is equal to another book.</text:p>
      <text:p text:style-name="P3"/>
      <text:p text:style-name="P2"/>
      <text:p text:style-name="P2">Collaborates with:</text:p>
      <text:p text:style-name="P2"/>
      <text:p text:style-name="P3">BookSortingRule</text:p>
      <text:p text:style-name="P3">BookSorter</text:p>
      <text:p text:style-name="P2"/>
      <text:p text:style-name="P2"/>
      <text:p text:style-name="P2"/>
      <text:p text:style-name="P1">BookSorter</text:p>
      <text:p text:style-name="P2"/>
      <text:p text:style-name="P2">Responsabilities:</text:p>
      <text:p text:style-name="P2"/>
      <text:p text:style-name="P3">-Given a set of books can sort the books based on a configurated set of rules.</text:p>
      <text:p text:style-name="P2"/>
      <text:p text:style-name="P2"/>
      <text:p text:style-name="P2">Collaborates with:</text:p>
      <text:p text:style-name="P2"/>
      <text:p text:style-name="P3">- BookSortingRule</text:p>
      <text:p text:style-name="P2"/>
      <text:p text:style-name="P2"/>
      <text:p text:style-name="P2"/>
      <text:p text:style-name="P1">BookSorterConfiguration</text:p>
      <text:p text:style-name="P2"/>
      <text:p text:style-name="P2">Responsabilities:</text:p>
      <text:p text:style-name="P2"/>
      <text:p text:style-name="P2">Collaborates with:</text:p>
      <text:p text:style-name="P2"/>
      <text:p text:style-name="P2"/>
      <text:p text:style-name="P2"/>
      <text:p text:style-name="P1">BookSortingRule</text:p>
      <text:p text:style-name="P2"/>
      <text:p text:style-name="P2">Responsabilities:</text:p>
      <text:p text:style-name="P2"/>
      <text:p text:style-name="P2">Collaborates with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phanie Bastos</meta:initial-creator>
    <meta:creation-date>2010-12-31T13:19:11</meta:creation-date>
    <dc:date>2010-12-31T14:59:27</dc:date>
    <dc:creator>Stephanie Bastos</dc:creator>
    <meta:editing-duration>PT01H40M18S</meta:editing-duration>
    <meta:editing-cycles>7</meta:editing-cycles>
    <meta:generator>OpenOffice.org/3.1$Linux OpenOffice.org_project/310m19$Build-9420</meta:generator>
    <meta:document-statistic meta:table-count="0" meta:image-count="0" meta:object-count="0" meta:page-count="1" meta:paragraph-count="20" meta:word-count="55" meta:character-count="414"/>
  </office:meta>
</office:document-meta>
</file>